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6000002B4372499B6.png"/>
  <manifest:file-entry manifest:media-type="image/png" manifest:full-path="Pictures/10000000000003B300000264F80A68F6.png"/>
  <manifest:file-entry manifest:media-type="image/png" manifest:full-path="Pictures/10000000000003B60000022849D4C977.png"/>
  <manifest:file-entry manifest:media-type="image/png" manifest:full-path="Pictures/10000000000003B700000284CA264746.png"/>
  <manifest:file-entry manifest:media-type="image/png" manifest:full-path="Pictures/10000000000003B90000024D97272901.png"/>
  <manifest:file-entry manifest:media-type="image/png" manifest:full-path="Pictures/10000000000003B8000002BACD4F281C.png"/>
  <manifest:file-entry manifest:media-type="image/jpeg" manifest:full-path="Pictures/100000000000063B0000034EFC6938BA.jpg"/>
  <manifest:file-entry manifest:media-type="image/png" manifest:full-path="Pictures/10000000000003B6000001DF660CD6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1cm" svg:x="0cm" svg:y="0cm">
          <draw:image xlink:href="Pictures/100000000000063B0000034EFC6938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cm" svg:height="20.968cm" svg:x="0cm" svg:y="0.032cm">
          <draw:image xlink:href="Pictures/10000000000003B8000002BACD4F28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3B90000024D97272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3B60000022849D4C9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3B6000001DF660CD6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3B700000284CA264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3B300000264F80A68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3B6000002B4372499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5M1S</meta:editing-duration>
    <meta:editing-cycles>3</meta:editing-cycles>
    <meta:generator>OpenOffice/4.1.3$Win32 OpenOffice.org_project/413m1$Build-9783</meta:generator>
    <dc:date>2017-07-10T21:52:59.48</dc:date>
    <meta:document-statistic meta:object-count="45"/>
  </office:meta>
</office:document-meta>
</file>